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remier canal de communication web devant les réseaux sociaux, un site internet est un <text:a xlink:type="simple" xlink:href="https://www.helloasso.com/blog/comment-rendre-visible-son-site-internet/" text:style-name="Internet_20_link" text:visited-style-name="Visited_20_Internet_20_Link">outil incontournable pour une association loi 1901 qui souhaite communiquer</text:a>. D’ailleurs, en 2019, 71% des organisations associatives déclarent disposer d’un site qui leur est propre, contre 69% en 2013. C’est ce qui ressort d’une étude menée et publiée par Solidatech et Recherches &amp; Solidarités en 2019. En tout cas, la création d’un site web n’est pas une démarche à prendre à la légère. Et ce, que vous sollicitiez l’aide d’un professionnel ou que vous vous lanciez vous-même dans la conception de votre site. En effet, il convient avant de se lancer de suivre un certain nombre d’étapes pour clarifier son projet. Découvrez alors dans cette rubrique comment créer un site internet en 5 étapes.</text:p>
      <text:h text:style-name="Heading_20_2" text:outline-level="2">Étape 1 : Définir ses objectifs et son budget</text:h>
      <text:p text:style-name="Text_20_body">Comme mentionné plus haut, un site web est un support de communication d’une grande importance pour une association 1901. De fait, il permet d’optimiser sa visibilité, se faire connaitre, partager ses valeurs, diffuser ses projets, et financer une partie de son activité grâce, en autre au relais d’<text:a xlink:type="simple" xlink:href="https://www.helloasso.com/outils/crowdfunding?app_id=blog" office:target-frame-name="_blank" xlink:show="new" text:style-name="Internet_20_link" text:visited-style-name="Visited_20_Internet_20_Link">une collecte de fonds</text:a> ou<text:a xlink:type="simple" xlink:href="https://www.helloasso.com/outils/collecter-mes-dons?app_id=blog" office:target-frame-name="_blank" xlink:show="new" text:style-name="Internet_20_link" text:visited-style-name="Visited_20_Internet_20_Link"> un appel aux dons</text:a>. Il a l’avantage également d’attirer des bénévoles, de potentiels donateurs et partenaires, des usagers ou de nouveaux adhérents. Ainsi, pour ne rien rater de la conception du site de votre organisme associatif, vous devez avant toute chose <text:span text:style-name="Strong_20_Emphasis">définir vos objectifs</text:span>.</text:p>
      <text:h text:style-name="Heading_20_3" text:outline-level="3"><text:span text:style-name="Strong_20_Emphasis">Pourquoi souhaitez-vous créer un site internet ?</text:span></text:h>
      <text:p text:style-name="Text_20_body">Effectivement, les besoins et les enjeux diffèrent suivant qu’il s’agit d’une structure déjà existante et d’une organisation en formation. Par exemple, pour une association en formation, il est préférable de commencer en douceur par quelques pages de contenus présentant l’association, les bénévoles, les actions en cours, etc. Nous vous conseillons d’attendre les réactions des premiers visiteurs avant de vous lancer dans la conception d’un site avec plus de fonctionnalités (un module de paiement, ou un service de réservation par exemple).</text:p>
      <text:h text:style-name="Heading_20_3" text:outline-level="3"><text:span text:style-name="Strong_20_Emphasis">Quelles compétences techniques sont à votre disposition ?</text:span></text:h>
      <text:p text:style-name="Text_20_body">Avant de consulter une agence web, ou un freelance, il est recommandé pour les petites structures associatives de questionner son entourage proche : le bureau, le CA, ses membres, ou même ses bénévoles. Toutefois, avant de s’engager dans la création de son site internet avec ses bénévoles, il est recommandé de répondre à toutes les questions suivantes. Qui plus est, de nos jours, des plateformes de création de site internet nécessitant peu de compétence techniques existent et proposent même des <text:a xlink:type="simple" xlink:href="https://www.sitew.com/Site-web-association?utm_source=Art5etapes&amp;utm_medium=lien&amp;utm_campaign=helloasso" office:target-frame-name="_blank" xlink:show="new" text:style-name="Internet_20_link" text:visited-style-name="Visited_20_Internet_20_Link">solutions de création de site web gratuites adaptées aux associations</text:a>.</text:p>
      <text:h text:style-name="Heading_20_3" text:outline-level="3"><text:span text:style-name="Strong_20_Emphasis">Quelle sera sa fréquence de mise à jour ? et qui sera en charge de cette partie ?</text:span></text:h>
      <text:p text:style-name="Text_20_body">Accompagné par un professionnel du secteur ou une solution « clé en main » cette question reste cruciale. En effet, si vous choisissez une solution trop technique, sans vous être posé la question de sa mise à jour, vous pourriez vous retrouver en l’espace de peu de temps avec un site à l’abandon.</text:p>
      <text:h text:style-name="Heading_20_3" text:outline-level="3"><text:span text:style-name="Strong_20_Emphasis">Quelle(s) fonctionnalité(s) le site doit-il- comporter ?</text:span></text:h>
      <text:p text:style-name="Text_20_body">A ce stade de la création de votre site, il est important de noter <text:span text:style-name="Strong_20_Emphasis">toutes vos idées </text:span>ainsi que, si cela est pertinent pour votre structure, celles de vos membres en passant par un sondage par exemple.</text:p>
      <text:p text:style-name="Text_20_body"><text:soft-page-break/>Une fois toutes ces idées notées et les questions ci-dessus et dessous répondues, vous pourrez définir les fonctionnalités à installer et celles à repousser lors d’une évolution de site.</text:p>
      <text:h text:style-name="Heading_20_4" text:outline-level="4"><text:span text:style-name="Strong_20_Emphasis">Exemple de fonctionnalités possibles :</text:span></text:h>
      <text:list xml:id="list1998638864" text:style-name="L1">
        <text:list-item>
          <text:p text:style-name="P2">contacter l’association</text:p>
        </text:list-item>
        <text:list-item>
          <text:p text:style-name="P2">galerie photo</text:p>
        </text:list-item>
        <text:list-item>
          <text:p text:style-name="P2">inscription à la newsletter</text:p>
        </text:list-item>
        <text:list-item>
          <text:p text:style-name="P2">réservation de cours/ événement</text:p>
        </text:list-item>
        <text:list-item>
          <text:p text:style-name="P2">« bouton don »</text:p>
        </text:list-item>
        <text:list-item>
          <text:p text:style-name="P1">formulaire de paiement pour un produit/ service…</text:p>
        </text:list-item>
      </text:list>
      <text:h text:style-name="Heading_20_3" text:outline-level="3"><text:span text:style-name="Strong_20_Emphasis">Quel budget pour créer son site web associatif ?</text:span></text:h>
      <text:p text:style-name="Text_20_body">Bien évidemment, la détermination du budget joue également un rôle majeur dans le cadre de la création du site web de votre association. Aussi, selon<text:span text:style-name="Strong_20_Emphasis"> vos objectifs</text:span>, vous devez prévoir notamment les frais de développement, de référencement et d’hébergement. Pour la construction du site proprement dit, vous pouvez parfaitement bien compter sur une agence web, un freelance ou des bénévoles. Dans la même optique, des <text:span text:style-name="Strong_20_Emphasis">solutions gratuites existent </text:span>pour la création d’un site internet associatif. Outre WordPress et Framasite (service de l’association Framasoft), vous avez la possibilité de passer par une offre de site web préinstallé<text:a xlink:type="simple" xlink:href="https://www.sitew.com/Site-web-association?utm_source=Art5etapes&amp;utm_medium=lien&amp;utm_campaign=helloasso" office:target-frame-name="_blank" xlink:show="new" text:style-name="Internet_20_link" text:visited-style-name="Visited_20_Internet_20_Link"> siteW</text:a>, Google Sites, Stringkly ou Wix. Veillez néanmoins à analyser les avantages et les inconvénients de chaque solution avant de faire votre choix.</text:p>
      <text:p text:style-name="Text_20_body">Dans tous les cas, le<text:a xlink:type="simple" xlink:href="https://www.helloasso.com/blog/quel-est-le-prix-dun-site-internet/" text:style-name="Internet_20_link" text:visited-style-name="Visited_20_Internet_20_Link"> cout d’une conception de site internet</text:a> varie en fonction du :</text:p>
      <text:list xml:id="list2112874044" text:style-name="L2">
        <text:list-item>
          <text:p text:style-name="P4">Temps nécessaire à sa réalisation</text:p>
        </text:list-item>
        <text:list-item>
          <text:p text:style-name="P4">Niveau de personnalisation souhaité</text:p>
        </text:list-item>
        <text:list-item>
          <text:p text:style-name="P3">Type de prestataire choisi</text:p>
        </text:list-item>
      </text:list>
      <text:h text:style-name="Heading_20_2" text:outline-level="2">Étape 2 : Rédiger le cahier des charges</text:h>
      <text:p text:style-name="Text_20_body">L’établissement d’un cahier des charges précis est essentiel pour bien baliser le projet de création de votre site web associatif. Cette étape doit même s’opérer avant de la comparaison des offres des prestataires. Cela facilitera en tout cas les tâches des graphistes, codeurs et référenceurs. Il convient alors que votre cahier des charges mentionne les éléments suivants.</text:p>
      <text:h text:style-name="Heading_20_3" text:outline-level="3">Le nom de domaine</text:h>
      <text:p text:style-name="Text_20_body">Le nom de domaine tient une place importante pour<text:a xlink:type="simple" xlink:href="https://www.helloasso.com/blog/comment-rendre-visible-son-site-internet/" text:style-name="Internet_20_link" text:visited-style-name="Visited_20_Internet_20_Link"> la visibilité et le référencement de votre site internet associatif.</text:a> C’est pourquoi il est crucial de bien le choisir et éviter un nom de domaine qui n’est plus disponible ou impossible à mémoriser. Pour s’en assurer, il suffit de passer par l’<text:a xlink:type="simple" xlink:href="https://www.afnic.fr/fr/votre-nom-de-domaine/comment-choisir-et-creer-mon-nom-de-domaine/recherche-de-disponibilite/" text:style-name="Internet_20_link" text:visited-style-name="Visited_20_Internet_20_Link">outil de vérification en ligne de l’Association Française pour le Nommage Internet en Coopération (Afnic)</text:a>. Par ailleurs, il est intéressant de louer un nom de domaine avec plusieurs extensions : « .org », « .fr » et « .com ».</text:p>
      <text:h text:style-name="Heading_20_3" text:outline-level="3">La description du graphisme</text:h>
      <text:p text:style-name="Text_20_body">Vous devrez préciser en détail toutes les idées graphiques et ergonomiques de votre site web associatif. Codes couleur, logo, charte graphique, structure du site, animations…, il ne faut rien <text:soft-page-break/>oublier. En termes d’ergonomie web, privilégiez une démarche tournée vers les utilisateurs (UI et UX). Ainsi, la maquette fonctionnelle (wireframe) et la navigation doivent répondre aux publics cibles (membres, volontaires, donateurs, mécènes…).</text:p>
      <text:h text:style-name="Heading_20_3" text:outline-level="3">Le contenu du site</text:h>
      <text:p text:style-name="Text_20_body">Il s’agit ici de définir l’arborescence du site et de lister les pages, rubriques et sous rubriques qui y apparaitront. Pensez d’ailleurs à présenter ces diverses composantes avec une courte description. Il est même recommandé de rédiger les textes et de préparer le contenu du site avant de donner le cahier des charges au prestataire.</text:p>
      <text:h text:style-name="Heading_20_3" text:outline-level="3">La description technique</text:h>
      <text:p text:style-name="Text_20_body">Cette partie doit lister l’ensemble des fonctionnalités qui n’ont pas été énumérées avec la présentation des pages de votre site internet. À l’instar du formulaire de contact, module de recherche, diaporama avec visuel optimisé…</text:p>
      <text:h text:style-name="Heading_20_2" text:outline-level="2">Étape 3 : Le choix de son hébergeur et de sa solution technique de publication</text:h>
      <text:p text:style-name="Text_20_body">Comme tous les sites web, le site de votre association requiert également un espace d’hébergement. Pour cela, vous n’avez qu’à louer un serveur auprès d’un hébergeur. Gandi, OVH, OnetoOne…, c’est selon vos attentes, vos exigences et votre budget. En ce qui concerne la solution technique de publication, vous avez généralement le choix entre :</text:p>
      <text:list xml:id="list2442723618" text:style-name="L3">
        <text:list-item>
          <text:p text:style-name="P6">Un CMS auto-hébergé (<text:a xlink:type="simple" xlink:href="https://www.sitew.com/Site-web-association?utm_source=Art5etapes&amp;utm_medium=lien&amp;utm_campaign=helloasso" office:target-frame-name="_blank" xlink:show="new" text:style-name="Internet_20_link" text:visited-style-name="Visited_20_Internet_20_Link">siteW</text:a>,<text:a xlink:type="simple" xlink:href="https://www.e-monsite.com/blog/nouveaute/utiliser-les-outils-hello-asso-sur-son-site-internet.html#utm_source=%22%22&amp;utm_medium=%22%22&amp;utm_campaign=helloasso" office:target-frame-name="_blank" xlink:show="new" text:style-name="Internet_20_link" text:visited-style-name="Visited_20_Internet_20_Link"> e-MonSite</text:a>, Wix…). Faciles à prendre en main et ne requérant pas de compétences particulières, ces plateformes et logiciels proposent des offres gratuites ou avec abonnement mensuel. Pour certaines, des possibilités sont proposées spécifiquement pour les associations. Par exemple SiteW propose des <text:a xlink:type="simple" xlink:href="https://www.sitew.com/Designs-gratuits?utm_source=Art5etapes&amp;utm_medium=lien&amp;utm_campaign=helloasso" office:target-frame-name="_blank" xlink:show="new" text:style-name="Internet_20_link" text:visited-style-name="Visited_20_Internet_20_Link">templates dédiés</text:a> (club de sport, association caritative, associations culturelles ») et un <text:a xlink:type="simple" xlink:href="https://www.sitew.com/Module/helloasso?utm_source=Art5etapes&amp;utm_medium=lien&amp;utm_campaign=helloasso" office:target-frame-name="_blank" xlink:show="new" text:style-name="Internet_20_link" text:visited-style-name="Visited_20_Internet_20_Link">module HelloAsso</text:a> pour intégrer nos outils dans votre site internet associatif.</text:p>
        </text:list-item>
        <text:list-item>
          <text:p text:style-name="P5">Un CMS libre à installer (WordPress, Joomla, Drupal, etc.) (des compétences techniques sont nécessaires)</text:p>
        </text:list-item>
      </text:list>
      <text:p text:style-name="Text_20_body">Il va sans dire que le choix de votre solution technique doit tenir compte de vos besoins. Mais, comme votre site web met en jeu la crédibilité de votre association, vous devez bien évaluer les atouts et les défauts de chaque système de gestion de contenu (Content Management System). Prêtez surtout une attention particulière à la manière dont il structure, manipule et exploite le contenu. Sans oublier le socle technique, la politique de sécurité et la gestion des utilisateurs.</text:p>
      <text:p text:style-name="Text_20_body">Pour info, un CMS est un outil Open Source (gratuit) qui permet de gérer un site internet de manière assistée (grâce à un panneau d’administration) sans avoir à programmer.</text:p>
      <text:h text:style-name="Heading_20_2" text:outline-level="2">Étape 4 : Conception graphique, développement et intégration</text:h>
      <text:p text:style-name="Text_20_body">Une fois vos objectifs définis et votre cahier des charges rédigé, le programmeur et le web designer vont pouvoir s’attaquer à la création du site. Pendant la phase de conception graphique, le graphiste (ou l’équipe graphique) s’occupe de mettre au point la maquette du site internet de votre association loi 1901. Cette étape constitue en quelque sorte la concrétisation visuelle de vos attentes, mais aussi <text:soft-page-break/>aux expectatives esthétiques et fonctionnelles de votre public cible. En d’autres termes, elle donne une réelle impression d’avancement du projet.</text:p>
      <text:p text:style-name="Text_20_body">Dès que les graphistes bouclent leurs tâches et approuvent les fichiers graphiques, ils les transmettent aux développeurs pour l’intégration web. Durant ce processus, les programmeurs se chargent du développement du site en transformant les maquettes graphiques en page html. Et cela, par l’intermédiaire des lignes de programmation en CSS (définition des coloris) et HTML (structuration des pages). C’est également au cours de cette étape qu’ils procèdent généralement à la création des animations de votre site web associatif. De même, ils se chargent de rendre le site responsive, c’est-à-dire compatible avec d’autres supports (tablettes et smartphones).</text:p>
      <text:h text:style-name="Heading_20_2" text:outline-level="2">Étape 5 : Conception de site internet d’association : l’importance d’un bon référencement</text:h>
      <text:p text:style-name="Text_20_body">Pour assurer et maintenir la visibilité de votre site internet, et donc de votre association sur les moteurs de recherche, développez votre identité sur le web par un bon référencement. En effet, un site doit générer du trafic pour gagner en visibilité et en reconnaissance. Plusieurs options s’offrent alors à vous :</text:p>
      <text:list xml:id="list699595149" text:style-name="L4">
        <text:list-item>
          <text:p text:style-name="P8"><text:a xlink:type="simple" xlink:href="https://www.helloasso.com/blog/comment-rendre-visible-son-site-internet/" text:style-name="Internet_20_link" text:visited-style-name="Visited_20_Internet_20_Link">Le référencement naturel ou SEO</text:a></text:p>
        </text:list-item>
        <text:list-item>
          <text:p text:style-name="P8">Le partenariat : échange de lien avec le site web des partenaires de votre organisme à but non lucratif</text:p>
        </text:list-item>
        <text:list-item>
          <text:p text:style-name="P8"><text:a xlink:type="simple" xlink:href="https://www.helloasso.com/blog/pana-communiquer-sur-les-reseaux-sociaux/" text:style-name="Internet_20_link" text:visited-style-name="Visited_20_Internet_20_Link">Les réseaux sociaux</text:a> : Facebook, Twitter, etc.</text:p>
        </text:list-item>
        <text:list-item>
          <text:p text:style-name="P7">Le référencement payant ou SEA (Google Adwords)</text:p>
        </text:list-item>
      </text:list>
      <text:p text:style-name="Text_20_body">En tant que ligne rédactionnelle pour l’ensemble de votre site, les mots-clés principaux impactent aussi le référencement. Ainsi, pour les définir correctement, il convient de prendre en considération votre situation géographique, domaine d’activité, identité (nom, slogan, logo…) et projet.</text:p>
      <text:p text:style-name="Horizontal_20_Line"/>
      <text:h text:style-name="Heading_20_2" text:outline-level="2"><text:span text:style-name="Strong_20_Emphasis">Conseils pour la création de votre site web</text:span></text:h>
      <text:h text:style-name="Heading_20_3" text:outline-level="3"><text:span text:style-name="Strong_20_Emphasis">1) Instaurez des jalons</text:span></text:h>
      <text:p text:style-name="Text_20_body">Afin de limiter toute mauvaise surprise à la livraison de votre site, il est recommandé d’effectuer des validations à la fin de chaque étape structurante. Une de ces étapes peut être la forme globale de votre site sans le contenu textuel par exemple : la construction du site (menu, onglets, etc.), la disposition des encarts et des informations à venir, etc. L’objectif est de valider les éléments clés afin de ne pas perdre de temps et d’énergie, que ce soit du côté de l’équipe technique que du bureau associatif.</text:p>
      <text:p text:style-name="Text_20_body">Pour cela, en amont du projet, n’hésitez pas à définir avec les équipes techniques des Jâlons. Ces Jâlons représentent les étapes clés et induisent des points d’aller/ retour entre le bureau et un ou plusieurs représentants de l’équipe en charge de la création du site. Ainsi, lorsqu’un Jâlon est validé, ni l’équipe technique, ni le bureau associatif ne revient dessus et toutes les parties prenantes peuvent se consacrer sur le Jâlon suivant.</text:p>
      <text:h text:style-name="Heading_20_3" text:outline-level="3"><text:soft-page-break/><text:span text:style-name="Strong_20_Emphasis">2) Une équipe de validation réduite</text:span></text:h>
      <text:p text:style-name="Text_20_body">La création d’un site peut prendre moins de 5 minutes, comme plus de 6 mois. Nous vous conseillons de nommez 2 représentants du bureau qui suivront le projet de près et seront réactifs à toutes questions des intervenants techniques. En tant que représentants, ils doivent s’assurer que l’avancement suit bien le planning prévu et ils représentent le point de contact entre l’équipe technique et l’équipe associative. Ces personnes concentrent les demandes d’une part, et harmonisent et synthétisent les retours de l’autre. Leur objectif et de faire avancer la création du site par le biais d’échanges clairs et assez concis tout en s’assurant que les validations transmises sont bien définitives et validées par les bonnes personne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2T14:12:45.938000000</meta:creation-date>
    <dc:date>2021-12-22T14:13:37.326000000</dc:date>
    <meta:editing-duration>PT51S</meta:editing-duration>
    <meta:editing-cycles>1</meta:editing-cycles>
    <meta:document-statistic meta:table-count="0" meta:image-count="0" meta:object-count="0" meta:page-count="5" meta:paragraph-count="57" meta:word-count="1965" meta:character-count="12370" meta:non-whitespace-character-count="10477"/>
    <meta:generator>LibreOffice/7.2.1.2$Windows_X86_64 LibreOffice_project/87b77fad49947c1441b67c559c339af8f3517e22</meta:generator>
  </office:meta>
</office:document-meta>
</file>